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Creating a list with 5 elements</text:p>
      <text:p text:style-name="Standard">my_list = [10, 20, 30, 40, 50]</text:p>
      <text:p text:style-name="Standard"/>
      <text:p text:style-name="Standard"># Accessing elements by index</text:p>
      <text:p text:style-name="Standard">first_element = my_list[0] <text:s/># Accessing the first element</text:p>
      <text:p text:style-name="Standard">third_element = my_list[2] <text:s text:c="2"/># Accessing the third element</text:p>
      <text:p text:style-name="Standard">last_element = my_list[-1] <text:s text:c="3"/># Accessing the last element</text:p>
      <text:p text:style-name="Standard"/>
      <text:p text:style-name="Standard"># Printing the accessed elements</text:p>
      <text:p text:style-name="Standard">print("List:", my_list)</text:p>
      <text:p text:style-name="Standard">print("First Element:", first_element)</text:p>
      <text:p text:style-name="Standard">print("Third Element:", third_element)</text:p>
      <text:p text:style-name="Standard">print("Last Element:", last_element)</text:p>
      <text:p text:style-name="Standard"/>
      <text:p text:style-name="Standard"/>
      <text:p text:style-name="Standard"># Creating a tuple with 5 elements</text:p>
      <text:p text:style-name="Standard">my_tuple = ('apple', 'banana', 'cherry', 'date', 'elderberry')</text:p>
      <text:p text:style-name="Standard"/>
      <text:p text:style-name="Standard"># Accessing elements by index</text:p>
      <text:p text:style-name="Standard">second_element = my_tuple[1] <text:s/># Accessing the second element</text:p>
      <text:p text:style-name="Standard">fourth_element = my_tuple[3] <text:s text:c="2"/># Accessing the fourth element</text:p>
      <text:p text:style-name="Standard">last_element_tuple = my_tuple[-1] <text:s/># Accessing the last element</text:p>
      <text:p text:style-name="Standard"/>
      <text:p text:style-name="Standard"># Printing the accessed elements</text:p>
      <text:p text:style-name="Standard">print("\nTuple:", my_tuple)</text:p>
      <text:p text:style-name="Standard"><text:soft-page-break/>print("Second Element:", second_element)</text:p>
      <text:p text:style-name="Standard">print("Fourth Element:", fourth_element)</text:p>
      <text:p text:style-name="Standard">print("Last Element:", last_element_tuple)</text:p>
      <text:p text:style-name="Standard"/>
      <text:p text:style-name="Standard"/>
      <text:p text:style-name="Standard"># Creating a dictionary with 5 key-value pairs</text:p>
      <text:p text:style-name="Standard">my_dict = {</text:p>
      <text:p text:style-name="Standard"><text:s text:c="4"/>'name': 'Alice',</text:p>
      <text:p text:style-name="Standard"><text:s text:c="4"/>'age': 30,</text:p>
      <text:p text:style-name="Standard"><text:s text:c="4"/>'city': 'New York',</text:p>
      <text:p text:style-name="Standard"><text:s text:c="4"/>'job': 'Engineer',</text:p>
      <text:p text:style-name="Standard"><text:s text:c="4"/>'hobby': 'Painting'</text:p>
      <text:p text:style-name="Standard">}</text:p>
      <text:p text:style-name="Standard"/>
      <text:p text:style-name="Standard"># Accessing elements by key</text:p>
      <text:p text:style-name="Standard">name_value = my_dict['name'] <text:s/># Accessing the value for the key 'name'</text:p>
      <text:p text:style-name="Standard">age_value = my_dict['age'] <text:s text:c="4"/># Accessing the value for the key 'age'</text:p>
      <text:p text:style-name="Standard">city_value = my_dict['city'] <text:s text:c="2"/># Accessing the value for the key 'city'</text:p>
      <text:p text:style-name="Standard"># Printing the accessed elements</text:p>
      <text:p text:style-name="Standard">print("\nDictionary:", my_dict)</text:p>
      <text:p text:style-name="Standard">print("Name:", name_value)</text:p>
      <text:p text:style-name="Standard">print("Age:", age_value)</text:p>
      <text:p text:style-name="Standard">print("City:", city_valu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9" meta:word-count="192" meta:character-count="1459" meta:non-whitespace-character-count="1269"/>
    <meta:generator>LibreOfficeDev/6.0.5.2$Linux_X86_64 LibreOffice_project/</meta:generator>
  </office:meta>
</office:document-meta>
</file>